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63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AVID'S THIRST FOR GOD (63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AVID'S THANKSGIVING TO GOD (63:3-5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DAVID'S THOUGHTS CONCERNING GOD (63:6-7)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2" draw:style-name="a448" draw:master-page-name="Master1-Layout12-tx-Title-and-Text" presentation:presentation-page-layout-name="Master1-PPL12" draw:id="Slide-257">
        <draw:frame draw:id="id85" presentation:style-name="a452" draw:name="Title 1" svg:x="1.38in" svg:y="0.4in" svg:width="10.6in" svg:height="1.44965in" presentation:class="title" presentation:placeholder="false">
          <draw:text-box>
            <text:p text:style-name="a451" text:class-names="" text:cond-style-name=""><text:span text:style-name="a449" text:class-names="">DAVID'S THOUGHTS CONCERNING GOD (63:6-7)<text:s text:c="1"/></text:span><text:span text:style-name="a450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1"/>The remembrance (63:6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The rejoicing (63:7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63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DAVID'S THIRST FOR GOD (63:1-2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DAVID'S THANKSGIVING TO GOD (63:3-5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DAVID'S THOUGHTS CONCERNING GOD (63:6-7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DAVID'S TRIUMPH IN GOD (63:8-11)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2-tx-Title-and-Text" presentation:presentation-page-layout-name="Master1-PPL12" draw:id="Slide-259">
        <draw:frame draw:id="id89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DAVID'S TRIUMPH IN GOD (63:8-11)<text:s text:c="1"/></text:span><text:span text:style-name="a486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The deliverance (63:8, 11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destruction (63:9-10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PSALM 63<text:s text:c="1"/></text:span><text:span text:style-name="a501" text:class-names=""/></text:p>
          </draw:text-box>
          <svg:title/>
          <svg:desc/>
        </draw:frame>
        <draw:frame draw:id="id92" presentation:style-name="a519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DAVID'S THIRST FOR GOD (63:1-2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DAVID'S THANKSGIVING TO GOD (63:3-5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DAVID'S THOUGHTS CONCERNING GOD (63:6-7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DAVID'S TRIUMPH IN GOD (63:8-11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3 </dc:title>
    <meta:initial-creator>David STRICKLAND</meta:initial-creator>
    <dc:creator>David STRICKLAND</dc:creator>
    <meta:creation-date>2020-02-22T19:33:22Z</meta:creation-date>
    <dc:date>2020-02-22T19:33:22Z</dc:date>
    <meta:template xlink:href="BibleStudy" xlink:type="simple"/>
    <meta:editing-cycles>1</meta:editing-cycles>
    <meta:editing-duration>PT0S</meta:editing-duration>
    <meta:document-statistic meta:paragraph-count="20" meta:word-count="123"/>
  </office:meta>
</office:document-meta>
</file>